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svg:font-family="'Noto Sans', 'Helvetica Neue', Helvetica, Arial, sans-serif"/>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6d6f"/>
    </style:style>
    <style:style style:name="P2" style:family="paragraph" style:parent-style-name="Standard">
      <style:text-properties officeooo:paragraph-rsid="00179692"/>
    </style:style>
    <style:style style:name="P3" style:family="paragraph" style:parent-style-name="Standard">
      <style:text-properties officeooo:paragraph-rsid="00183bf2"/>
    </style:style>
    <style:style style:name="P4" style:family="paragraph" style:parent-style-name="Standard">
      <style:text-properties officeooo:paragraph-rsid="0019226c"/>
    </style:style>
    <style:style style:name="P5" style:family="paragraph" style:parent-style-name="Standard">
      <style:text-properties officeooo:paragraph-rsid="001b3088"/>
    </style:style>
    <style:style style:name="P6" style:family="paragraph" style:parent-style-name="Standard">
      <style:text-properties fo:language="en" fo:country="US" officeooo:rsid="001ce066" officeooo:paragraph-rsid="001ce066"/>
    </style:style>
    <style:style style:name="P7" style:family="paragraph" style:parent-style-name="Standard">
      <style:text-properties officeooo:rsid="001ce066" officeooo:paragraph-rsid="001e874b"/>
    </style:style>
    <style:style style:name="P8" style:family="paragraph" style:parent-style-name="Standard">
      <style:text-properties officeooo:paragraph-rsid="001e9601"/>
    </style:style>
    <style:style style:name="P9" style:family="paragraph" style:parent-style-name="Standard">
      <style:text-properties officeooo:rsid="001f192d" officeooo:paragraph-rsid="001f192d"/>
    </style:style>
    <style:style style:name="P10" style:family="paragraph" style:parent-style-name="Standard">
      <style:text-properties officeooo:paragraph-rsid="0021a791"/>
    </style:style>
    <style:style style:name="P11" style:family="paragraph" style:parent-style-name="Standard">
      <style:text-properties officeooo:paragraph-rsid="0026d263"/>
    </style:style>
    <style:style style:name="P12" style:family="paragraph" style:parent-style-name="Standard">
      <style:text-properties officeooo:rsid="0026ec2e" officeooo:paragraph-rsid="0026ec2e"/>
    </style:style>
    <style:style style:name="P13" style:family="paragraph" style:parent-style-name="Standard">
      <style:paragraph-properties fo:break-before="page"/>
    </style:style>
    <style:style style:name="P14" style:family="paragraph" style:parent-style-name="Standard">
      <style:paragraph-properties fo:break-before="page"/>
      <style:text-properties officeooo:rsid="00257bcf" officeooo:paragraph-rsid="00257bcf"/>
    </style:style>
    <style:style style:name="P15" style:family="paragraph" style:parent-style-name="Text_20_body">
      <style:text-properties officeooo:paragraph-rsid="00286e68"/>
    </style:style>
    <style:style style:name="P16" style:family="paragraph" style:parent-style-name="Text_20_body">
      <style:text-properties officeooo:paragraph-rsid="0029bbdb"/>
    </style:style>
    <style:style style:name="P17" style:family="paragraph" style:parent-style-name="Text_20_body">
      <style:text-properties officeooo:paragraph-rsid="0029d769"/>
    </style:style>
    <style:style style:name="P18" style:family="paragraph" style:parent-style-name="Text_20_body">
      <style:text-properties officeooo:paragraph-rsid="002aee8d"/>
    </style:style>
    <style:style style:name="P19" style:family="paragraph" style:parent-style-name="Моно">
      <style:text-properties fo:language="en" fo:country="US" officeooo:rsid="0026ec2e" officeooo:paragraph-rsid="0026ec2e"/>
    </style:style>
    <style:style style:name="P20" style:family="paragraph" style:parent-style-name="Standard">
      <style:text-properties fo:language="en" fo:country="US" officeooo:rsid="00257bcf" officeooo:paragraph-rsid="00257bcf"/>
    </style:style>
    <style:style style:name="P21" style:family="paragraph" style:parent-style-name="Standard">
      <style:text-properties fo:language="en" fo:country="US" officeooo:rsid="001b3088" officeooo:paragraph-rsid="001e9601"/>
    </style:style>
    <style:style style:name="P22" style:family="paragraph" style:parent-style-name="Standard">
      <style:text-properties fo:language="en" fo:country="US" officeooo:rsid="001b3088" officeooo:paragraph-rsid="001b3088"/>
    </style:style>
    <style:style style:name="P23" style:family="paragraph" style:parent-style-name="Standard">
      <style:text-properties fo:language="en" fo:country="US" officeooo:rsid="001b3088" officeooo:paragraph-rsid="001f192d"/>
    </style:style>
    <style:style style:name="P24" style:family="paragraph" style:parent-style-name="Standard">
      <style:text-properties fo:language="en" fo:country="US" officeooo:rsid="001ce066" officeooo:paragraph-rsid="001e874b"/>
    </style:style>
    <style:style style:name="P25" style:family="paragraph" style:parent-style-name="Standard">
      <style:text-properties fo:language="en" fo:country="US" officeooo:rsid="001e9601" officeooo:paragraph-rsid="001e9601"/>
    </style:style>
    <style:style style:name="P26" style:family="paragraph" style:parent-style-name="Standard">
      <style:text-properties fo:language="en" fo:country="US" officeooo:rsid="001e9601" officeooo:paragraph-rsid="00257bcf"/>
    </style:style>
    <style:style style:name="P27" style:family="paragraph" style:parent-style-name="Standard">
      <style:text-properties fo:language="en" fo:country="US" officeooo:rsid="0026d263" officeooo:paragraph-rsid="0026d263"/>
    </style:style>
    <style:style style:name="P28" style:family="paragraph" style:parent-style-name="Standard">
      <style:text-properties fo:language="en" fo:country="US" officeooo:rsid="0026ec2e" officeooo:paragraph-rsid="0026ec2e"/>
    </style:style>
    <style:style style:name="P29" style:family="paragraph" style:parent-style-name="Standard">
      <style:text-properties fo:language="en" fo:country="US" officeooo:rsid="00480760" officeooo:paragraph-rsid="00480760"/>
    </style:style>
    <style:style style:name="P30" style:family="paragraph" style:parent-style-name="Standard">
      <style:text-properties officeooo:paragraph-rsid="003fe728"/>
    </style:style>
    <style:style style:name="P31" style:family="paragraph" style:parent-style-name="Standard">
      <style:text-properties officeooo:paragraph-rsid="004663d2"/>
    </style:style>
    <style:style style:name="P32" style:family="paragraph" style:parent-style-name="Text_20_body">
      <style:text-properties fo:language="en" fo:country="US" officeooo:rsid="0029bbdb" officeooo:paragraph-rsid="0029bbdb"/>
    </style:style>
    <style:style style:name="P33" style:family="paragraph" style:parent-style-name="Text_20_body">
      <style:text-properties fo:language="en" fo:country="US" officeooo:rsid="003594c7" officeooo:paragraph-rsid="003594c7"/>
    </style:style>
    <style:style style:name="P34" style:family="paragraph" style:parent-style-name="Text_20_body">
      <style:text-properties fo:language="en" fo:country="US" officeooo:rsid="003594c7" officeooo:paragraph-rsid="00396376"/>
    </style:style>
    <style:style style:name="P35" style:family="paragraph" style:parent-style-name="Text_20_body">
      <style:text-properties fo:language="en" fo:country="US" officeooo:rsid="0037d541" officeooo:paragraph-rsid="0037d541"/>
    </style:style>
    <style:style style:name="P36" style:family="paragraph" style:parent-style-name="Text_20_body">
      <style:text-properties fo:language="en" fo:country="US" officeooo:rsid="0039a4ab" officeooo:paragraph-rsid="0039a4ab"/>
    </style:style>
    <style:style style:name="P37" style:family="paragraph" style:parent-style-name="Text_20_body">
      <style:text-properties officeooo:paragraph-rsid="002f44fb"/>
    </style:style>
    <style:style style:name="P38" style:family="paragraph" style:parent-style-name="Text_20_body">
      <style:text-properties officeooo:paragraph-rsid="003594c7"/>
    </style:style>
    <style:style style:name="P39" style:family="paragraph" style:parent-style-name="Text_20_body">
      <style:text-properties officeooo:paragraph-rsid="0037d541"/>
    </style:style>
    <style:style style:name="P40" style:family="paragraph" style:parent-style-name="Text_20_body">
      <style:text-properties officeooo:paragraph-rsid="00396376"/>
    </style:style>
    <style:style style:name="P41" style:family="paragraph" style:parent-style-name="Text_20_body">
      <style:paragraph-properties fo:break-before="page"/>
      <style:text-properties fo:language="en" fo:country="US" officeooo:rsid="003594c7" officeooo:paragraph-rsid="00396376"/>
    </style:style>
    <style:style style:name="T1" style:family="text">
      <style:text-properties fo:language="en" fo:country="US"/>
    </style:style>
    <style:style style:name="T2" style:family="text">
      <style:text-properties fo:language="en" fo:country="US" officeooo:rsid="00176d6f"/>
    </style:style>
    <style:style style:name="T3" style:family="text">
      <style:text-properties fo:language="en" fo:country="US" officeooo:rsid="00183bf2"/>
    </style:style>
    <style:style style:name="T4" style:family="text">
      <style:text-properties fo:language="en" fo:country="US" officeooo:rsid="001b3088"/>
    </style:style>
    <style:style style:name="T5" style:family="text">
      <style:text-properties fo:language="en" fo:country="US" officeooo:rsid="001ce066"/>
    </style:style>
    <style:style style:name="T6" style:family="text">
      <style:text-properties fo:language="en" fo:country="US" officeooo:rsid="001e874b"/>
    </style:style>
    <style:style style:name="T7" style:family="text">
      <style:text-properties fo:language="en" fo:country="US" officeooo:rsid="001e9601"/>
    </style:style>
    <style:style style:name="T8" style:family="text">
      <style:text-properties fo:language="en" fo:country="US" officeooo:rsid="001f192d"/>
    </style:style>
    <style:style style:name="T9" style:family="text">
      <style:text-properties fo:language="en" fo:country="US" officeooo:rsid="001ce066" fo:background-color="#ffd700" loext:char-shading-value="0"/>
    </style:style>
    <style:style style:name="T10" style:family="text">
      <style:text-properties fo:language="en" fo:country="US" officeooo:rsid="00176d6f" fo:background-color="#ffd700" loext:char-shading-value="0"/>
    </style:style>
    <style:style style:name="T11" style:family="text">
      <style:text-properties fo:language="en" fo:country="US" officeooo:rsid="002081a9"/>
    </style:style>
    <style:style style:name="T12" style:family="text">
      <style:text-properties fo:language="en" fo:country="US" officeooo:rsid="0021a791"/>
    </style:style>
    <style:style style:name="T13" style:family="text">
      <style:text-properties fo:language="en" fo:country="US" officeooo:rsid="0022c730"/>
    </style:style>
    <style:style style:name="T14" style:family="text">
      <style:text-properties fo:language="en" fo:country="US" officeooo:rsid="00237bdc"/>
    </style:style>
    <style:style style:name="T15" style:family="text">
      <style:text-properties fo:language="en" fo:country="US" officeooo:rsid="0024d01b"/>
    </style:style>
    <style:style style:name="T16" style:family="text">
      <style:text-properties fo:language="en" fo:country="US" officeooo:rsid="00257bcf"/>
    </style:style>
    <style:style style:name="T17" style:family="text">
      <style:text-properties fo:language="en" fo:country="US" officeooo:rsid="0026d263"/>
    </style:style>
    <style:style style:name="T18" style:family="text">
      <style:text-properties fo:language="en" fo:country="US" officeooo:rsid="0026ec2e"/>
    </style:style>
    <style:style style:name="T19" style:family="text">
      <style:text-properties fo:language="en" fo:country="US" officeooo:rsid="00286e68"/>
    </style:style>
    <style:style style:name="T20" style:family="text">
      <style:text-properties fo:language="en" fo:country="US" officeooo:rsid="0029bbdb"/>
    </style:style>
    <style:style style:name="T21" style:family="text">
      <style:text-properties fo:language="en" fo:country="US" officeooo:rsid="0029d769"/>
    </style:style>
    <style:style style:name="T22" style:family="text">
      <style:text-properties fo:language="en" fo:country="US" officeooo:rsid="002aee8d"/>
    </style:style>
    <style:style style:name="T23" style:family="text">
      <style:text-properties fo:language="en" fo:country="US" officeooo:rsid="002ceb38"/>
    </style:style>
    <style:style style:name="T24" style:family="text">
      <style:text-properties fo:language="en" fo:country="US" officeooo:rsid="002e098b"/>
    </style:style>
    <style:style style:name="T25" style:family="text">
      <style:text-properties fo:language="en" fo:country="US" officeooo:rsid="002e9d23"/>
    </style:style>
    <style:style style:name="T26" style:family="text">
      <style:text-properties fo:language="en" fo:country="US" officeooo:rsid="002f44fb"/>
    </style:style>
    <style:style style:name="T27" style:family="text">
      <style:text-properties fo:language="en" fo:country="US" officeooo:rsid="00176d6f" fo:background-color="#00ff7f" loext:char-shading-value="0"/>
    </style:style>
    <style:style style:name="T28" style:family="text">
      <style:text-properties fo:language="en" fo:country="US" officeooo:rsid="00176d6f" fo:background-color="#00ff7f" loext:char-shading-value="0"/>
    </style:style>
    <style:style style:name="T29" style:family="text">
      <style:text-properties fo:language="en" fo:country="US" officeooo:rsid="001ce066" fo:background-color="#00ff7f" loext:char-shading-value="0"/>
    </style:style>
    <style:style style:name="T30" style:family="text">
      <style:text-properties fo:language="en" fo:country="US" officeooo:rsid="001ce066" fo:background-color="#00ff7f" loext:char-shading-value="0"/>
    </style:style>
    <style:style style:name="T31" style:family="text">
      <style:text-properties fo:language="en" fo:country="US" officeooo:rsid="0035c331"/>
    </style:style>
    <style:style style:name="T32" style:family="text">
      <style:text-properties fo:language="en" fo:country="US" officeooo:rsid="00176d6f" fo:background-color="#ffff00" loext:char-shading-value="0"/>
    </style:style>
    <style:style style:name="T33" style:family="text">
      <style:text-properties fo:language="en" fo:country="US" officeooo:rsid="00361065"/>
    </style:style>
    <style:style style:name="T34" style:family="text">
      <style:text-properties fo:language="en" fo:country="US" officeooo:rsid="0036ac6a"/>
    </style:style>
    <style:style style:name="T35" style:family="text">
      <style:text-properties fo:language="en" fo:country="US" officeooo:rsid="00374f85"/>
    </style:style>
    <style:style style:name="T36" style:family="text">
      <style:text-properties fo:language="en" fo:country="US" officeooo:rsid="0037d541"/>
    </style:style>
    <style:style style:name="T37" style:family="text">
      <style:text-properties fo:language="en" fo:country="US" officeooo:rsid="00396376"/>
    </style:style>
    <style:style style:name="T38" style:family="text">
      <style:text-properties fo:language="en" fo:country="US" officeooo:rsid="0039a4ab"/>
    </style:style>
    <style:style style:name="T39" style:family="text">
      <style:text-properties fo:language="en" fo:country="US" officeooo:rsid="004663d2"/>
    </style:style>
    <style:style style:name="T40" style:family="text">
      <style:text-properties fo:background-color="transparent" loext:char-shading-value="0"/>
    </style:style>
    <style:style style:name="T41" style:family="text">
      <style:text-properties fo:language="ru" fo:country="RU" officeooo:rsid="001ce066"/>
    </style:style>
    <style:style style:name="T42" style:family="text">
      <style:text-properties fo:language="ru" fo:country="RU" officeooo:rsid="001e874b"/>
    </style:style>
    <style:style style:name="T43" style:family="text">
      <style:text-properties fo:language="ru" fo:country="RU" officeooo:rsid="00286e68"/>
    </style:style>
    <style:style style:name="T44" style:family="text">
      <style:text-properties fo:language="ru" fo:country="RU" officeooo:rsid="0029d769"/>
    </style:style>
    <style:style style:name="T45" style:family="text">
      <style:text-properties fo:language="ru" fo:country="RU" officeooo:rsid="002ceb38"/>
    </style:style>
    <style:style style:name="T46" style:family="text">
      <style:text-properties fo:language="ru" fo:country="RU" officeooo:rsid="00374f85"/>
    </style:style>
    <style:style style:name="T47" style:family="text">
      <style:text-properties fo:language="ru" fo:country="RU" officeooo:rsid="0037d541"/>
    </style:style>
    <style:style style:name="T48" style:family="text">
      <style:text-properties fo:language="ru" fo:country="RU" officeooo:rsid="00396376"/>
    </style:style>
    <style:style style:name="T49" style:family="text">
      <style:text-properties officeooo:rsid="0022c730"/>
    </style:style>
    <style:style style:name="T50" style:family="text">
      <style:text-properties officeooo:rsid="00396376"/>
    </style:style>
    <style:style style:name="T51" style:family="text">
      <style:text-properties officeooo:rsid="004663d2"/>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i peyote. <text:s/>I want to say that overall you did a great job coming up with fun and varied achievements. <text:s/>I'm looking forward to this set being promoted because I think a lot of people are going to enjoy what you've made. <text:s/><text:span text:style-name="T40">There are some techniques I want to offer you and some potential learning points with respect to logic that I'd like to take some time to go over</text:span>, but it shouldn't take too long to get this set promoted 🙂</text:p>
      <text:p text:style-name="Standard"/>
      <text:p text:style-name="Standard">Set Design</text:p>
      <text:p text:style-name="Standard"/>
      <text:p text:style-name="Standard">I really like the set design you've come up with for this game. While Jumpin' Kid seems like a straight forward platformer, you came up with a lot of creative challenges that feel like they belong with the game. You have a nice variety of achievements here as well so it feels like the player is always being tested in a new, exciting way. Set Design is extremely important and I think you nailed it here. <text:s/>A game is like a page in a coloring book and the achievement set are the crayons. <text:s/>You can go crazy and do whatever you want, but the end picture won't look right. <text:s/>Instead if you apply your colors appropriately given the framework of the pages, highlighting the best parts and developing the picture in harmony then you'll have succeeded in drawing out the best possible player experience. <text:s/>You've succeeded in this! <text:s/>I'm very impressed and pleased with the level of thought and effort that was put into this set. <text:s/>It is very apparent.</text:p>
      <text:p text:style-name="Standard"/>
      <text:p text:style-name="Standard">Descriptions</text:p>
      <text:p text:style-name="Standard"/>
      <text:p text:style-name="Standard">Descriptions are overall pretty clear, but I'll point out some things I think could be updated.</text:p>
      <text:p text:style-name="Standard"/>
      <text:p text:style-name="Standard"><text:span text:style-name="T28">(-)</text:span><text:span text:style-name="T2"> </text:span>I would use more discretion with capitalization in the descriptions. Seemingly arbitrary use of capitalization and grammar tends to detract from the overall apparent quality of a set. It's a minor detail, but it's a detail that I think is easy to do well. For example, "Bean Power" is fine to capitalize since it is a unique aspect of the game, however I would not capitalize "Health Points" or "Shooting" since those are generic terms.</text:p>
      <text:p text:style-name="Standard"/>
      <text:p text:style-name="P1"><text:span text:style-name="T28">(-)</text:span><text:span text:style-name="T2"> </text:span>For the Beanstalk Base, Middle of Beanstalk and Beanstalk Top achievements, the descriptions are all identical and require the player to reference the achievement title. I would avoid this and include the stage in the description as well. A description should fully and completely give all the context needed to earn the achievement unless you are being intentionally vague to add an element of mystery. I don't think that is the case here. You clearly put a lot of great work into the set - the titles, descriptions and badges are kind of like the clothes on the achievements because those are what people will really see and experience. Try to make them reflect the same level of effort as the design - they'll be significantly easier to do that with so that's a good thing.</text:p>
      <text:p text:style-name="Standard"/>
      <text:p text:style-name="Standard">Titles</text:p>
      <text:p text:style-name="Standard"/>
      <text:p text:style-name="P1"><text:span text:style-name="T28">(-)</text:span><text:span text:style-name="T2"> </text:span>Overall title are good and clever. The only thing I'd offer here would be to consider coming up with something more creative than the I, II, III, etc. <text:s/>I see this in sets sometimes and to me it feels kind of half baked. There are certainly instances where it could be appropriate I suppose, but given the nature of your challenges differing, I think there's room for more originality.</text:p>
      <text:p text:style-name="Standard"/>
      <text:p text:style-name="P1"><text:span text:style-name="T28">(-)</text:span><text:span text:style-name="T2"> </text:span>The "You're a good man, Jack" achievements should have "Good" and "Man" capitalized.</text:p>
      <text:p text:style-name="Standard"/>
      <text:p text:style-name="Standard"/>
      <text:p text:style-name="Standard"/>
      <text:p text:style-name="P13">Badges</text:p>
      <text:p text:style-name="Standard"/>
      <text:p text:style-name="Standard">The badges are fantastic. Clearly a lot of thought and effort went into them. This is high quality!</text:p>
      <text:p text:style-name="Standard"/>
      <text:p text:style-name="Standard">Points</text:p>
      <text:p text:style-name="Standard"/>
      <text:p text:style-name="P2"><text:span text:style-name="T10">(-)(?)</text:span><text:span text:style-name="T2"> </text:span>I really think many of your achievements are quite underscored, especially if there is no way to use stage select or at least restart at the very beginning of a stage when you are near the end. Points should reflect the overall difficulty of earning an achievement. Difficulty is not just the challenge, but also the accessibility. Imagine you had two achievements that required an identical action to be earned, however one could be retried immediately while the other required you to replay an entire game to get another chance at trying it. It would be expected for the achievement that had the much higher barrier to retrying to be worth more points since a player gets many fewer attempts in a given amount of time despite the action being identical. <text:s/>This isn't a science and there is nuance to it, but consider that idea as you relook at the point values you've chosen so far.</text:p>
      <text:p text:style-name="Standard"/>
      <text:p text:style-name="Standard">Points should primarily awarded based on how difficult the challenge is, but influenced by accessibility.</text:p>
      <text:p text:style-name="Standard"/>
      <text:p text:style-name="P29">(-) [Comment] I personally consider a 1 point achievement as something extraordinarily easy such as that it is almost no challenge whatsoever. <text:s/>I think anything with any sort of opportunity to maybe screw it up is where you start with 3 points and go up from there. <text:s/>Again, technique only, but I think this is a worthy discussion topic for now.</text:p>
      <text:p text:style-name="P29"/>
      <text:p text:style-name="P29">I'd also like to hear your thoughts on the 100% item collection achievements being worth 3 points, the minimal jumps and damageless being 10.</text:p>
      <text:p text:style-name="Standard"/>
      <text:p text:style-name="Standard">RAM Digging/Code Notes</text:p>
      <text:p text:style-name="Standard"/>
      <text:p text:style-name="P30"><text:span text:style-name="T28">(-)</text:span><text:span text:style-name="T2"> </text:span><text:span text:style-name="T16">[Rename] </text:span>You have 78 addresses noted and all appear to have notions for the values you used which is great practice. It seems like you understand how to RAM dig in a relatively simple game which is great. This is technique and not compulsory, but my feedback will be directed at the style of notes which are atypical and I think should be changed to match what is more of a current standard. It's clear that you've got a coding background, but many devs don't, so we try to keep the notes to a more obvious presentation. I'd default to plain concise English. This may sound petty, but it makes a difference when trouble shooting.</text:p>
      <text:p text:style-name="Standard"/>
      <text:p text:style-name="Standard">As an example of what I mean, for the boss memory addresses, instead of:</text:p>
      <text:p text:style-name="Standard"/>
      <text:p text:style-name="Standard">isBossBeatenMouser</text:p>
      <text:p text:style-name="Standard">00: no</text:p>
      <text:p text:style-name="Standard">01: yes</text:p>
      <text:p text:style-name="Standard"/>
      <text:p text:style-name="Standard">Something like this would be more clear at a glance:</text:p>
      <text:p text:style-name="Standard"/>
      <text:p text:style-name="Standard">[8-bit] Mouser boss state</text:p>
      <text:p text:style-name="Standard">0x00=not defeated</text:p>
      <text:p text:style-name="Standard">0x01=defeated</text:p>
      <text:p text:style-name="Standard"/>
      <text:p text:style-name="Standard">or even:</text:p>
      <text:p text:style-name="Standard"/>
      <text:p text:style-name="Standard">[8-bit] Mouser boss state</text:p>
      <text:p text:style-name="Standard"><text:soft-page-break/>Bit1=defeated</text:p>
      <text:p text:style-name="Standard"/>
      <text:p text:style-name="P1"><text:span text:style-name="T28">(-)</text:span><text:span text:style-name="T2"> </text:span><text:span text:style-name="T16">[Rename]</text:span><text:span text:style-name="T2"> </text:span>The notes should include the size of the address as you intend to use it with [8-bit], [16-bit], [24-bit] or [32-bit]. This is actually helpful because when you click "New" in the achievement editor, RALib will automatically pull the value associated with the bit size in the address's note. <text:s/>This both helps reduce inadvertent errors, but also significantly helps with trouble shooting later on. As someone who resolves old tickets, one of the most common issues I run into when trying to repair faulty achievements is unclear code notes. They make it substantially harder to understand what is intended and much harder to resolve. <text:s/>Many times I won't even bother trying to fix an achievement with bad notes because there are plenty of other tickets with good notes that I can resolve more quickly.</text:p>
      <text:p text:style-name="Standard">The most important thing about a note is that it clearly conveys all the information you need it to convey. I'm sure your notes do that for you, but as someone who's looked at hundreds of set's notes, your's are different and took a bit more time for me to digest. There's nothing objectively wrong with your format, it's just different than what we typically use so that's why I bring this up. The more standardized we can make notes, the easier sets are to keep maintained and that's by far my primary concern with the feedback I've provided.</text:p>
      <text:p text:style-name="Standard"/>
      <text:p text:style-name="Standard">Logic</text:p>
      <text:p text:style-name="Standard"/>
      <text:p text:style-name="P31"><text:span text:style-name="T28">(?)</text:span><text:span text:style-name="T2"> </text:span><text:span text:style-name="T3">[</text:span><text:span text:style-name="T39">Approach</text:span><text:span text:style-name="T3">] </text:span>Good job with adding demo protection. I see you took some different approaches by sometimes using PauseIf Mem 0x031c = 0x01 and sometimes using Mem 0x031c = 0x00. Both work, but I'm curious as to why you implemented two different methods. Either method is perfectly acceptable for this set, but I'd encourage you to pick one and stick with it throughout for ease of potential future trouble shooting. <text:s/>If there is a reason you used two different methods, it isn't clear to me and I'd like you let me know why.</text:p>
      <text:p text:style-name="Standard"/>
      <text:p text:style-name="P3"><text:span text:style-name="T2">(-) </text:span><text:span text:style-name="T3">[Resets]</text:span><text:span text:style-name="T2"> </text:span>I'll get into more detail, but up front you have a number of achievements utilizing hits, but no resets. I don't think they would necessarily be an issue in the set's case, but having seen hits without resets cause literally thousands of tickets, we do enforce the practice of making sure have a hit reset mechanism to build the habit pattern. <text:s/>The only real exception would be in the case where your trigger condition required a single hit that could be accumulated via AddHits (in this event the achievement would unlock as soon as the hit is stored meaning there's never a case where it would need to be reset).</text:p>
      <text:p text:style-name="Standard"/>
      <text:p text:style-name="P3"><text:span text:style-name="T32">(-)</text:span><text:span text:style-name="T2"> </text:span><text:span text:style-name="T3">[Delta vs Hits] </text:span>For several of your achievements such as "Jumping Kid" you use hits instead of a delta check which is a practice we shy away from. Hits are great, but often times require maintenance since they may be able to persist unexpectedly and cause unintended triggering later on. <text:s/>This wouldn't be the case with your achievements, but it's why we really try to hammer this home as an overall best practice. <text:s/>As such, we want to always ensure a Reset condition is present when we use hits for anything besides a single terminal accumulated hit.</text:p>
      <text:p text:style-name="Standard">For "Jumping Kid", let's consider what we really want to identify. It's not that the player has maximum spring power, it's that the player gets to maximum spring power. This instant occurs when the player goes from spring power 1 to spring power 2 (assuming there is no way to go from 0 to 2 in which case we'd just be looking for less than 2 to 2). We can very precisely identify that frame by using a Delta type and a Mem type set of conditions.</text:p>
      <text:p text:style-name="Standard"/>
      <text:p text:style-name="Standard">Mem 0x031c = 0x00</text:p>
      <text:p text:style-name="Standard">Delta 0x05fc = 0x01</text:p>
      <text:p text:style-name="Standard">Mem 0x05fc = 0x02</text:p>
      <text:p text:style-name="Standard"/>
      <text:p text:style-name="P3"><text:soft-page-break/><text:span text:style-name="T32">(-)(?)</text:span><text:span text:style-name="T2"> </text:span>This is a safer way to code your upgrade achievements and I see you utilized this exact format in your Star Chance achievement, so you definitely understand it. Currently in the upgrade achievements, the hits don't actually seem to do anything at all since the achievements are paused on boot initialization and accrue their never reseting hit as soon as the achievement is unpaused. <text:s/>Is there a reason you didn't use the Delta format for the first few upgrade achievements?</text:p>
      <text:p text:style-name="Standard"/>
      <text:p text:style-name="P3"><text:span text:style-name="T32">(-) </text:span>The Full Tank achievement suffers from similiar lack of hit reset issues as the others. There are a bunch of different ways to code this achievement, but I think instead of hits, using Delta and OrNext would be very appropriate in this situation. Can you come up with code using those features for this achievement instead of the unreseting hits?</text:p>
      <text:p text:style-name="Standard"/>
      <text:p text:style-name="Standard">The majority of the rest of the achievements are coded in a fairly similar fashion, but I see a good use of resets along with your hits.</text:p>
      <text:p text:style-name="Standard"/>
      <text:p text:style-name="P3"><text:span text:style-name="T28">(?)</text:span><text:span text:style-name="T2"> </text:span>I love the fact that in the collection achievements you are using different memory sizes to capture values in 3 and 4 byte arrays instead of using 3-4 different conditions. That shows great understanding of what size is really telling us, but I just want to make sure that you understand the way addresses are handled when viewed as different sizes. <text:s/>What I mean by this is depending which address you are evaluating, treating it as different bit sizes will prepend and append nearby addresses differently than how they are viewed in the 8-bit or 16-bit views. <text:s/>As long as you are aware of this and took it into account, then that's perfect! <text:s/>It's critical that you understand how memory is presented differently when viewed by different formats, which you very well already may. <text:s/>Let me know if you'd like to talk more about this.</text:p>
      <text:p text:style-name="P3"/>
      <text:p text:style-name="P4"><text:span text:style-name="T2">(-) </text:span>The last thing I'll mention in logic is the lack of Trigger flags. <text:s/>I think there are many opportunities to use this throughout your set that will really add to the player experience. <text:s/>I played the set for a few hours and didn't really earn many achievements, most of the time because I couldn't figure out when I was even able to earn which achievements. <text:s/>The Trigger flag is an outstanding tool to let people know when they are currently eligible to earn certain achievements. <text:s/>Some examples of very good use cases for the Trigger flag would be any time you have a level specific achievement or a bonus stage specific achievement. <text:s/>It's important to understand that probably very few people playing this game will know anything about it because it's not a well known title. <text:s/>People may not even realize they are in a bonus stage until after they've already missed a shot and screwed up the associated achievement (like me). <text:s/>The Trigger flag will really help players understand when and where they can earn different achievements and that greatly enhancing their experience.</text:p>
      <text:p text:style-name="Standard"/>
      <text:p text:style-name="Standard"/>
      <text:p text:style-name="Standard">Leaderboards</text:p>
      <text:p text:style-name="Standard"/>
      <text:p text:style-name="Standard">I really like these leaderboards. <text:s/>There isn't much that the game seems to track, so standard things like speedrun leaderboards are great, but I absolutely love the fewest jumps leaderboard. <text:s/>That's a super creative, perfectly in theme with the game leaderboard.</text:p>
      <text:p text:style-name="Standard"/>
      <text:p text:style-name="P4"><text:span text:style-name="T2">(-) </text:span>The game seems to track score, although it doesn't display it in normal gameplay. <text:s/>This might be something worth considering for an additional leaderboard. <text:s/>Because you track it RP, I think that indicates you see some value in knowing a player's score. <text:s/>I recommend this.</text:p>
      <text:p text:style-name="Standard"/>
      <text:p text:style-name="Standard">Rich Presence</text:p>
      <text:p text:style-name="Standard"/>
      <text:p text:style-name="P4">I really like the care and thought you put into the RP. <text:s/>This is quality RP and demonstrates proficiency in syntax, conditionals and use of macros.</text:p>
      <text:p text:style-name="P4"><text:soft-page-break/><text:span text:style-name="T28">(-)</text:span><text:span text:style-name="T2"> </text:span>The only thing I'll offer is the use of potentially confusing emojis. <text:s/>I totally get where you are going with the snail and rabbit and something else that I can't ascertain, but I'm concerned that while clever, it's unclear. <text:s/>Player's almost never see their own RP - it's generally the people looking at RAWeb, so I'd encourage you to reconsider the use of emojis for the bean and spring states only because I don't think they will be meaningful to people that see the RP.</text:p>
      <text:p text:style-name="Standard"/>
      <text:p text:style-name="Standard"/>
      <text:p text:style-name="P13">Issues</text:p>
      <text:p text:style-name="Standard"/>
      <text:p text:style-name="Standard">I did not find any achievements that seemed to function incorrectly, which is outstanding, but I wasn't able to actually unlock much because I was too bad at the game so it's possible I missed problems. <text:s/>I do think there are some better practices to implement on some achievements (several of which you used elsewhere in the set) that I'd like to see you refine before we promote the set. <text:s/>Most importantly though, I want to make sure you learn as much as possible, so some of the things I've brought up are not necessarily extremely important in this set, but will help you develop your RA skillset in a way that will consistently work across all platforms since many are significantly more complex than NES. <text:s/>I'd be happy to show you some examples if you'd be interested to see what kind of complex logic is sometimes necessary to implement seemingly simple ideas. <text:s/>Your ability to be efficent and precise will be key to being successful with these cases.</text:p>
      <text:p text:style-name="Standard"/>
      <text:p text:style-name="Standard">The biggest concerns I have are the hits with no resets and the lack of Trigger flags as silly as it may sound. <text:s/>I did not see any overt issues with how I understand the game functions, but in several cases the hit conditions were either completely unnecessary or would've been better implemented as Deltas.</text:p>
      <text:p text:style-name="Standard"/>
      <text:p text:style-name="Standard">I think the majority of our discussion should be around your logic choices, so let's chat about some stuff here and I think you'll gain some insight or think about some things a little differently by the time this set is promoted and you'll be better equipped because of it 🙂</text:p>
      <text:p text:style-name="Standard"/>
      <text:p text:style-name="Standard">Questions</text:p>
      <text:p text:style-name="Standard"/>
      <text:p text:style-name="Standard"><text:span text:style-name="T30">(?)</text:span><text:span text:style-name="T5"> </text:span>I couldn't find anything online about a stage select code/feature. Is there one? <text:s/>If not, I'd like to chat a little about theory on some of the late game challenge achievements - specifically their point values.</text:p>
      <text:p text:style-name="Standard"/>
      <text:p text:style-name="Standard">Overall</text:p>
      <text:p text:style-name="Standard"/>
      <text:p text:style-name="Standard">I'm excited for people to play this set! The set is very well designed, you went the extra mile with many things like the incredible badges, the great leaderboards and rich presence. <text:s/>Coding is much easier to learn and teach than set design and you knocked it out of the park. <text:s/>We can have the best coded set of all time, but if the achievements are mediocre, then it's a mediocre set. <text:s/>I want to you really understand that your set design, badges, titles and descriptions are truly what the player experiences, so those must ooze attention to detail and care, which you've largely succeeded in. <text:s/>The code is just the behind curtain way of making these things. <text:s/>It's extremely important, but all aspects are necessary for a high quality set. <text:s/>I think you clearly have a good understanding of coding fundamentals, but there are some RA specific gotchas that I'd like to be aware of for your next set. <text:s/>I think we can discuss this set relatively quickly, make a few minor changes and get it promoted!</text:p>
      <text:p text:style-name="P14"><text:span text:style-name="T7">A</text:span><text:span text:style-name="T1">1</text:span></text:p>
      <text:p text:style-name="P20"/>
      <text:p text:style-name="P8"><text:span text:style-name="T7">Hello, suspect15! I very appreciate your review especially mentions of things that really took place during design and implementation. I respect such degree of understanding and knowledge of the process. </text:span><text:span text:style-name="T4">There are no boundaries to perfect our skills and I will happy to resolve all issues you pointed up! Building up strong development habits on early stages is more important rather volume of sets </text:span><text:span text:style-name="T14">I</text:span><text:span text:style-name="T4"> did.</text:span></text:p>
      <text:p text:style-name="P21"/>
      <text:p text:style-name="P8"><text:span text:style-name="T4">F</text:span><text:span text:style-name="T7">irst of all I may </text:span><text:span text:style-name="T15">answer</text:span><text:span text:style-name="T7"> this questions:</text:span></text:p>
      <text:p text:style-name="P22"/>
      <text:p text:style-name="P23">&gt; I see you took some different approaches by sometimes using PauseIf Mem 0x031c = 0x01 and sometimes using Mem 0x031c = 0x00.</text:p>
      <text:p text:style-name="P23"/>
      <text:p text:style-name="P10"><text:span text:style-name="T4">P</text:span><text:span text:style-name="T8">ersonal</text:span><text:span text:style-name="T11">ly</text:span><text:span text:style-name="T8"> I prefer </text:span><text:span text:style-name="T11">generalized</text:span><text:span text:style-name="T8"> solutions </text:span><text:span text:style-name="T11">so primary implementation used </text:span><text:span text:style-name="T4">PauseIf </text:span><text:span text:style-name="T11">across all of the set. The changes were made after listening to the opinions of other developers about the simplicity of logic. The advice was that in simple achievements that do not use hits </text:span><text:span text:style-name="T12">use</text:span><text:span text:style-name="T11"> of a </text:span><text:span text:style-name="T4">PauseIf</text:span><text:span text:style-name="T11"> may not be justified. I think there is a subjective point about the </text:span><text:span text:style-name="T12">code </text:span><text:span text:style-name="T11">design. Single </text:span><text:span text:style-name="T12">solution with PauseIf is closer to me and I will glad to return it and </text:span><text:span text:style-name="T15">will</text:span><text:span text:style-name="T12"> not support both approaches.</text:span></text:p>
      <text:p text:style-name="P22"/>
      <text:p text:style-name="P6">&gt; What I mean by this is depending which address you are evaluating…</text:p>
      <text:p text:style-name="P6"/>
      <text:p text:style-name="P6">Yes, I’m aware of it, as <text:span text:style-name="T49">an </text:span>example:</text:p>
      <text:p text:style-name="P6"/>
      <text:p text:style-name="P5"><text:span text:style-name="T8">`</text:span><text:span text:style-name="T5">Delta 24-bit 0x049d = </text:span><text:span text:style-name="T41">0xf0e00d</text:span><text:span text:style-name="T8">`</text:span><text:span text:style-name="T42">, </text:span><text:span text:style-name="T6">i</text:span><text:span text:style-name="T41">s</text:span><text:span text:style-name="T5"> equals to check 8-bit sized </text:span><text:span text:style-name="T6">by/</text:span><text:span text:style-name="T13">with</text:span><text:span text:style-name="T6"> addresses/values</text:span><text:span text:style-name="T5">:</text:span></text:p>
      <text:p text:style-name="P9"><text:span text:style-name="T5">`</text:span><text:span text:style-name="T1">``</text:span><text:span text:style-name="T5">0x049d = </text:span><text:span text:style-name="T6">0x</text:span><text:span text:style-name="T5">0d</text:span></text:p>
      <text:p text:style-name="P7"><text:span text:style-name="T1">0x049e = </text:span><text:span text:style-name="T6">0x</text:span><text:span text:style-name="T1">0e</text:span></text:p>
      <text:p text:style-name="P7"><text:span text:style-name="T1">0x049f = </text:span><text:span text:style-name="T6">0x</text:span><text:span text:style-name="T1">f0</text:span><text:span text:style-name="T8">```</text:span></text:p>
      <text:p text:style-name="P24"/>
      <text:p text:style-name="P25">&gt; I couldn't find anything online about a stage select code/feature. Is there one?</text:p>
      <text:p text:style-name="P25"/>
      <text:p text:style-name="P8"><text:span text:style-name="T7">There is no such feature. </text:span><text:span text:style-name="T6">I will give some clearance about scoring conception in answer about underscoring section, but if you have </text:span><text:span text:style-name="T7">questions about any specific achievements I ready to </text:span><text:span text:style-name="T8">clarify</text:span><text:span text:style-name="T7">.</text:span></text:p>
      <text:p text:style-name="P25"/>
      <text:p text:style-name="P26"/>
      <text:p text:style-name="P14"><text:span text:style-name="T7">A</text:span><text:span text:style-name="T1">2</text:span></text:p>
      <text:p text:style-name="P20"/>
      <text:p text:style-name="P20">Covering this section:</text:p>
      <text:p text:style-name="P20">&gt; I really think many of your achievements are quite underscored...</text:p>
      <text:p text:style-name="P20"/>
      <text:p text:style-name="P11"><text:span text:style-name="T17">Probably </text:span><text:span text:style-name="T16">this part needs to be revised. </text:span><text:span text:style-name="T17">Let me draw overall picture about scoring conception which I rely on.</text:span></text:p>
      <text:p text:style-name="P27"/>
      <text:p text:style-name="P12"><text:span text:style-name="T17">A</text:span><text:span text:style-name="T1">t this moment point distribution is:</text:span></text:p>
      <text:p text:style-name="P28">```</text:p>
      <text:p text:style-name="Моно">Progress <text:s text:c="8"/>61</text:p>
      <text:p text:style-name="Моно">Progress 100 <text:s text:c="4"/>52</text:p>
      <text:p text:style-name="Моно">Progress Bonus <text:s text:c="2"/>17</text:p>
      <text:p text:style-name="Моно">Challenge Boss <text:s text:c="2"/>80</text:p>
      <text:p text:style-name="Моно">Challenge <text:s text:c="6"/>190</text:p>
      <text:p text:style-name="Моно"><text:span text:style-name="T18">Total</text:span> <text:s text:c="10"/>400</text:p>
      <text:p text:style-name="P19">```</text:p>
      <text:p text:style-name="P19"/>
      <text:p text:style-name="P15"><text:span text:style-name="T19">Total progress score covers `130` points. </text:span>Average walkthrough time of the game is `20 minutes`<text:span text:style-name="T1"> </text:span><text:span text:style-name="T19">and</text:span><text:span text:style-name="T1"> </text:span><text:span text:style-name="T19">d</text:span>ifficulty of the game <text:span text:style-name="T19">is `below average`/`average`. Even first run is mostly probably will be done and 61 points got. More accurate walkthrough gives additional 69 points and prolongs walkthrough time about a half. 100% challenge is not so hard in this game and included as part of story</text:span><text:span text:style-name="T43"> (</text:span><text:span text:style-name="T19">Jack must retrieve stolen valuables) and because collecting has some interesting places, route structures which would be good to introduce the player to.</text:span></text:p>
      <text:p text:style-name="P32">The rest part of points are challenges where individual scoring applied. Let’s look closer.</text:p>
      <text:p text:style-name="P16"><text:span text:style-name="T20">Bosses pack basement point is `5`. Single condition having Bean/Spring upgrade means defeat the boss without taking damage just in game natural fashion. Taking damage will loss upgrade and breaks condition. Every boss has own tactict no so hard to find to. Every time you fail you can return and `farm` upgrade back then respawn the boss and try again. </text:span><text:span text:style-name="T21">If HP is over you have 9 continues.</text:span><text:span text:style-name="T20"> Two bosses with more anoying moves have `10` points score and last boss have `25` </text:span><text:span text:style-name="T21">due hard to pass spear trap and more complicated damagless tactics.</text:span></text:p>
      <text:p text:style-name="P17"><text:span text:style-name="T21">Pacifist pack basement point is `10`. First two worlds have reduced `5` points because they are short and simple. Moving pacifist is more easy in some places than shooting the enemies (Ha-ha). Third world much bigger, less </text:span><text:span text:style-name="T44">accessible, has</text:span><text:span text:style-name="T21"> more annoying enemies and achievement requirement turns last world boss battle to tricky part due enemies flying near boss like a crazy. I got 2 fails on playtest </text:span><text:span text:style-name="T44">d</text:span><text:span text:style-name="T22">ue boss miss shot</text:span><text:span text:style-name="T44"> </text:span><text:span text:style-name="T21">and decide to give `25` points</text:span><text:span text:style-name="T44">.</text:span></text:p>
      <text:p text:style-name="P18"><text:span text:style-name="T22">Rest of challenges have their own motivation </text:span><text:span text:style-name="T23">lying between `10`-`25` basement points. The game is very easy and I decided to refrain of hardcore challenges. L</text:span><text:span text:style-name="T22">et’s dive into it:</text:span></text:p>
      <text:p text:style-name="P16"><text:span text:style-name="T22">`</text:span><text:span text:style-name="T21">Stratosphere<text:tab/>Beat high score (50,000)<text:tab/>10</text:span><text:span text:style-name="T22">` - not available in casual walkthrough and easy to earn while collecting </text:span><text:span text:style-name="T23">or just farming</text:span><text:span text:style-name="T22">.</text:span></text:p>
      <text:p text:style-name="P16"><text:span text:style-name="T22">`</text:span><text:span text:style-name="T21">Jacky O'Hare I<text:tab/>Reach the top in 20 jumps or less in Beanstalk Base stage<text:tab/>5</text:span><text:span text:style-name="T22">` - </text:span><text:span text:style-name="T23">easy and very available. It is possible to farm upgrade without jumping in the beginning of the stage. You have 9 tries.</text:span></text:p>
      <text:p text:style-name="P16"><text:span text:style-name="T23">`</text:span><text:span text:style-name="T21">Jacky O'Hare II<text:tab/>Reach the top in 16 jumps or less in Middle of Beanstalk stage<text:tab/>10</text:span><text:span text:style-name="T23">` - slightly harder and very available also. Upgrade farm is possible too. </text:span></text:p>
      <text:p text:style-name="P16"><text:soft-page-break/><text:span text:style-name="T23">`</text:span><text:span text:style-name="T21">Jacky O'Hare III<text:tab/>Reach the top in 25 jumps or less in Beanstalk Top stage<text:tab/>10</text:span><text:span text:style-name="T23">` - difficulty as previous but availability is lower and no farm possible</text:span><text:span text:style-name="T45">. </text:span><text:span text:style-name="T23">This item </text:span><text:span text:style-name="T24">may costs</text:span><text:span text:style-name="T23"> `25` </text:span><text:span text:style-name="T24">points.</text:span></text:p>
      <text:p text:style-name="P16"><text:span text:style-name="T24">`</text:span><text:span text:style-name="T21">Jacky O'Hare IV<text:tab/>Complete Jumping Clouds stage holding D-Pad Right and not releasing the whole time<text:tab/>5</text:span><text:span text:style-name="T24">` - not so hard and no so easy but very available. You can fall down and restart stage without HP spending. A lot of tries available.</text:span></text:p>
      <text:p text:style-name="P16"><text:span text:style-name="T24">`</text:span><text:span text:style-name="T21">Jacky O'Hare V<text:tab/>Complete Hanging Pods stage without taking damage<text:tab/>10</text:span><text:span text:style-name="T24">` - game mechanics allows to dodge a lot of enemies using you skills that not noticeable initially. Stages are short and you have multiple tries (9 max).</text:span></text:p>
      <text:p text:style-name="P16"><text:span text:style-name="T24">`</text:span><text:span text:style-name="T21">Jacky O'Hare VI<text:tab/>Reach the top in Beanstalk Pods stage without taking damage<text:tab/>10</text:span><text:span text:style-name="T24">` - same as previous.</text:span></text:p>
      <text:p text:style-name="P16"><text:span text:style-name="T24">`</text:span><text:span text:style-name="T21">Jacky O'Hare VII<text:tab/>Reach the down in Rainbow Stars stage without landing to rainbow platforms<text:tab/>25</text:span><text:span text:style-name="T24">` - not so difficult based on knowloedge. But 1 try only. You cannot die on this stage.</text:span></text:p>
      <text:p text:style-name="P16"><text:span text:style-name="T24">`</text:span><text:span text:style-name="T21">Jacky O'Hare VIII<text:tab/>Reach the top in 18 jumps or less in Cloudy Bamboo stage<text:tab/> <text:s text:c="2"/>25</text:span><text:span text:style-name="T24">` - hardest of jumping challenges, </text:span><text:span text:style-name="T25">less available. Upgrade farm is possible and this is 9 tries max. But route is more tricky and will require more tries to build up.</text:span></text:p>
      <text:p text:style-name="P16"><text:span text:style-name="T26">`</text:span><text:span text:style-name="T21">Jacky O'Hare IX<text:tab/>Complete Pirate Flying Ship stage holding D-Pad Right and not releasing the whole time<text:tab/>10</text:span><text:span text:style-name="T26">` - more diffcult that IV but very available due falling trick.</text:span></text:p>
      <text:p text:style-name="P16"><text:span text:style-name="T26">`</text:span><text:span text:style-name="T21">Jacky O'Hare X<text:tab/>Complete Pirate Flying Ship stage without taking damage<text:tab/>10</text:span><text:span text:style-name="T26">` - more difficult of previous but falling trick does not allow to give `25` points.</text:span></text:p>
      <text:p text:style-name="P16"><text:span text:style-name="T26">`</text:span><text:span text:style-name="T21">Lumberjack<text:tab/>Beat game without using continues<text:tab/>25</text:span><text:span text:style-name="T26">` - average difficulty, second/third run possible 20-30 minutes each.</text:span></text:p>
      <text:p text:style-name="P37"><text:span text:style-name="T26">In a summary I have one ` </text:span><text:span text:style-name="T21">Jacky O'Hare III</text:span><text:span text:style-name="T26">` cleary not defined score at a moment. The average score of the set is `6,25` now againts the average `10` in common. This game is really easy and I targeted about `7` so maybe some scores can be increased.</text:span></text:p>
      <text:p text:style-name="P37"><text:span text:style-name="T26"/></text:p>
      <text:p text:style-name="P41"><text:span text:style-name="T50">&gt; </text:span>Admittedly I'm not the best platform player in the world, but I was having trouble not getting hit quite often. </text:p>
      <text:p text:style-name="P40"><text:span text:style-name="T37">This game more about knowledge</text:span><text:span text:style-name="T48">. It seems complicated </text:span><text:span text:style-name="T37">at first run, there are many emeny spammy <text:s/>places but with many HP items and 9 continues </text:span><text:span text:style-name="T38">the </text:span><text:span text:style-name="T37">game is </text:span><text:span text:style-name="T38">easy</text:span><text:span text:style-name="T37"> </text:span><text:span text:style-name="T38">beaten very fast. You do not need the days to study it. Several hours is a maximum. Probably I am missing out initial difficulty for the player in scores and I will look it more closer.</text:span></text:p>
      <text:p text:style-name="P34"/>
      <text:p text:style-name="P33">A3</text:p>
      <text:p text:style-name="P33">&gt; <text:s/>For several of your achievements such as "Jumping Kid" you use hits instead of a delta check…</text:p>
      <text:p text:style-name="P38"><text:span text:style-name="T31">Hits in such achievements act as full track of upgrade earning: 0 – 1 – 2. Your delta check example is pretty clear and familiar to me. Current decision has been made under state loading protection requirement. <text:s/>1 – 2 delta allows to use save state with 1 power up. If I can partialy omit protection requirements here (simple achievements) then I </text:span><text:span text:style-name="T33">can simplify it to delta checks for sure. </text:span><text:span text:style-name="T34">Otherwise a Reset question is actual. There are 2 packs of achievements without Reset. Collecting upgrades and worlds completion. </text:span><text:span text:style-name="T35">Condition may be pronounced as one event happened in the past at least once and another came in the present. </text:span><text:span text:style-name="T46">0 </text:span><text:span text:style-name="T35">HP in the past and 2 HP now. Enter first stage of the world and finish latest. There are no another ways to skip this stages. And here I feel lack of framework practice also to make a proper decision and I am ready to rely on your advice as well. </text:span></text:p>
      <text:p text:style-name="P35">&gt; This is a safer way to code your upgrade achievements and I see you utilized this exact format in your Star Chance achievement…</text:p>
      <text:p text:style-name="P35">The reason described above, Star Chance/Vaporizer tracks one step of variable change and uses just delta checks.</text:p>
      <text:p text:style-name="P35">&gt; The Full Tank achievement suffers from similiar lack of hit reset issues as the others. Can you come up with code using those features for this achievement instead of the unreseting hits?</text:p>
      <text:p text:style-name="P39"><text:span text:style-name="T36">Full tank is a mix of HP/Spring/Bean upgrades. By condition </text:span><text:span text:style-name="T37">the</text:span><text:span text:style-name="T36"> player must begin from start of this states 50HP/0/0 and reach all maximum values. For HP progress which can include uncertained number of steps it is not possible to implement it without hits or I am wrong? As mentioned above I can add Resets</text:span><text:span text:style-name="T47"> as a fuse. If it </text:span><text:span text:style-name="T37">is </text:span><text:span text:style-name="T47">about good habits then I</text:span><text:span text:style-name="T36"> </text:span><text:span text:style-name="T37">am</text:span><text:span text:style-name="T36"> </text:span><text:span text:style-name="T47">all for it. </text:span><text:span text:style-name="T37">M</text:span><text:span text:style-name="T47">aster the mainstream </text:span><text:span text:style-name="T37">is r</text:span><text:span text:style-name="T47">eally important for me.</text:span></text:p>
      <text:p text:style-name="P36">&gt; Also, do you understand why not having a reset condition along with hits is a very dangerous thing to do?</text:p>
      <text:p text:style-name="P36">For sure. As described above only 2 specific packs use no Reset logic and why at this moment. I will attach pack-grouped list for better navigation: 1-5 and 47-50. All other stuff can not live without Rese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svg:font-family="'Noto Sans', 'Helvetica Neue', Helvetica, Arial, sans-serif"/>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Моно" style:family="paragraph" style:parent-style-name="Text_20_body">
      <style:paragraph-properties fo:margin-top="0cm" fo:margin-bottom="0cm" loext:contextual-spacing="false"/>
      <style:text-properties style:font-name="Liberation Mono1" fo:font-family="'Liberation Mono'" style:font-style-name="Обычный"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5-23T18:54:33.292000000</meta:creation-date>
    <dc:date>2023-05-25T20:01:24.715000000</dc:date>
    <meta:editing-duration>PT19H13M38S</meta:editing-duration>
    <meta:editing-cycles>21</meta:editing-cycles>
    <meta:generator>LibreOffice/6.4.4.2$Windows_X86_64 LibreOffice_project/3d775be2011f3886db32dfd395a6a6d1ca2630ff</meta:generator>
    <meta:document-statistic meta:table-count="0" meta:image-count="0" meta:object-count="0" meta:page-count="10" meta:paragraph-count="114" meta:word-count="4365" meta:character-count="24766" meta:non-whitespace-character-count="20419"/>
  </office:meta>
</office:document-meta>
</file>